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unito" svg:font-family="Nunito, sans-serif"/>
    <style:font-face style:name="inherit" svg:font-family="inherit"/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53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777777" style:text-outline="false" style:text-line-through-style="none" style:text-line-through-type="none" style:font-name="inheri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none" style:country-asian="none" style:font-style-asian="normal" style:font-weight-asian="bold" style:font-name-complex="inheri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777777" style:text-outline="false" style:text-line-through-style="none" style:text-line-through-type="none" style:font-name="inheri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inheri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fo:font-size="12pt" fo:font-style="normal" fo:text-shadow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text-outline="false" fo:font-size="12pt" fo:font-style="normal" fo:text-shadow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fo:color="#777777" style:text-outline="false" style:text-line-through-style="none" style:text-line-through-type="none" style:font-name="inheri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none" style:country-asian="none" style:font-style-asian="normal" style:font-weight-asian="bold" style:font-name-complex="inheri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justify"/>
      <style:text-properties fo:color="#777777" style:text-outline="false" style:text-line-through-style="none" style:text-line-through-type="none" style:font-name="inheri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inheri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ize="12pt" fo:font-style="normal" fo:text-shadow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justify"/>
      <style:text-properties fo:color="#2a6099" style:text-outline="false" style:text-line-through-style="none" style:text-line-through-type="none" style:font-name="inheri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inherit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justify"/>
      <style:text-properties fo:color="#777777" style:text-outline="false" style:text-line-through-style="none" style:text-line-through-type="none" style:font-name="inheri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0pt" style:language-asian="none" style:country-asian="none" style:font-style-asian="normal" style:font-weight-asian="bold" style:font-name-complex="inheri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777777" style:text-outline="false" style:text-line-through-style="none" style:text-line-through-type="none" style:font-name="inheri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inheri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color="#777777" style:text-outline="false" style:text-line-through-style="none" style:text-line-through-type="none" style:font-name="inheri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inheri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777777" style:text-outline="false" style:text-line-through-style="none" style:text-line-through-type="none" style:font-name="inheri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0pt" style:language-asian="none" style:country-asian="none" style:font-style-asian="normal" style:font-weight-asian="bold" style:font-name-complex="inheri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c9211e" fo:font-size="14pt" style:font-size-asian="14pt" style:font-size-complex="14pt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777777" style:text-outline="false" style:text-line-through-style="none" style:text-line-through-type="none" style:font-name="inheri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0pt" style:language-asian="none" style:country-asian="none" style:font-style-asian="normal" style:font-weight-asian="bold" style:font-name-complex="inheri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fo:color="#777777" style:text-outline="false" style:text-line-through-style="none" style:text-line-through-type="none" style:font-name="inheri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inheri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/>
      <style:text-properties fo:color="#ffffff" style:text-outline="false" style:text-line-through-style="none" style:text-line-through-type="none" style:font-name="Nunit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unito" style:font-size-complex="7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0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7ab7" fo:font-size="12pt" style:text-underline-style="none" style:text-underline-color="font-color" style:text-line-through-type="none" style:letter-kerning="true" fo:letter-spacing="normal" fo:language="en" fo:country="IN" style:language-asian="hi" style:country-asian="IN" style:font-name-asian="Lohit Devanagari" style:font-size-asian="12pt" style:font-size-complex="10pt" style:font-weight-complex="bold" style:font-style-complex="normal"/>
    </style:style>
    <style:style style:name="T2" style:family="text">
      <style:text-properties fo:color="#2a6099" fo:font-size="12pt" style:text-underline-style="none" style:text-underline-color="font-color" style:letter-kerning="true" fo:letter-spacing="normal" fo:language="en" fo:country="IN" style:language-asian="hi" style:country-asian="IN" style:font-name-asian="Lohit Devanagari" style:font-size-asian="12pt" style:font-size-complex="10pt" style:font-weight-complex="bold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Mathematics</text:p>
          </table:table-cell>
          <table:table-cell table:style-name="ce1" office:value-type="string" calcext:value-type="string">
            <text:p>Attemp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practice.geeksforgeeks.org/problems/absolute-value/1/?track=DSASP-Mathematics&amp;batchId=154" xlink:type="simple">Absolute Value</text:a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convert-celsius-to-fahrenheit/1/?track=DSASP-Mathematics&amp;batchId=154" xlink:type="simple">Convert Celsius To Fahrenheit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quadratic-equation-roots/1/?track=DSASP-Mathematics&amp;batchId=154" xlink:type="simple">Quadratic Equation Roots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factorial-of-number/1/?track=DSASP-Mathematics&amp;batchId=154" xlink:type="simple">Factorial Of Number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digits-in-factorial/1/?track=DSASP-Mathematics&amp;batchId=154" xlink:type="simple">Digits In Factorial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gp-term/1/?track=DSASP-Mathematics&amp;batchId=154" xlink:type="simple">GP Term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primality-test/1/?track=DSASP-Mathematics&amp;batchId=154" xlink:type="simple">Primality Test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exactly-3-divisors/1/?track=DSASP-Mathematics&amp;batchId=154" xlink:type="simple">Exactly 3 Divisors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addition-under-modulo/1/?track=DSASP-Mathematics&amp;batchId=154" xlink:type="simple">Addition Under Modulo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multiplication-under-modulo/1/?track=DSASP-Mathematics&amp;batchId=154" xlink:type="simple">Multiplication Under Modulo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modular-multiplicative-inverse-1587115620/1/?track=DSASP-Mathematics&amp;batchId=154" xlink:type="simple">Modular Multiplicative Inverse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BitMagic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find-first-set-bit-1587115620/1/?track=DSASP-BitMagic&amp;batchId=154" xlink:type="simple">Find first set bit</text:a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rightmost-different-bit-1587115621/1/?track=DSASP-BitMagic&amp;batchId=154" xlink:type="simple">Rightmost different bit</text:a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check-whether-k-th-bit-is-set-or-not-1587115620/1/?track=DSASP-BitMagic&amp;batchId=154" xlink:type="simple">Check whether K-th bit is set or not</text:a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count-total-set-bits-1587115620/1/?track=DSASP-BitMagic&amp;batchId=154" xlink:type="simple">Count total set bits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bit-difference-1587115620/1/?track=DSASP-BitMagic&amp;batchId=154" xlink:type="simple">Bit Difference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number-is-sparse-or-not-1587115620/1/?track=DSASP-BitMagic&amp;batchId=154" xlink:type="simple">Number is sparse or not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longest-consecutive-1s-1587115620/1/?track=DSASP-BitMagic&amp;batchId=154" xlink:type="simple">Longest Consecutive 1's</text:a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gray-code-1587115620/1/?track=DSASP-BitMagic&amp;batchId=154" xlink:type="simple">Binary To Gray Code equivalent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gray-to-binary-equivalent-1587115620/1/?track=DSASP-BitMagic&amp;batchId=154" xlink:type="simple">Gray to Binary equivalent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power-of-2-1587115620/1/?track=DSASP-BitMagic&amp;batchId=154" xlink:type="simple">Power of 2</text:a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swap-all-odd-and-even-bits-1587115621/1/?track=DSASP-BitMagic&amp;batchId=154" xlink:type="simple">Swap all odd and even bits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maximum-and-value-1587115620/1/?track=DSASP-BitMagic&amp;batchId=154" xlink:type="simple">Maximum AND Value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ecurs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print-1-to-n-without-using-loops-1587115620/1/?track=DSASP-Recursion&amp;batchId=154" xlink:type="simple">Print 1 To N Without Loop</text:a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sum-of-digits-of-a-number/1/?track=DSASP-Recursion&amp;batchId=154" xlink:type="simple">Sum of Digits of a Number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count-total-digits-in-a-number/1/?track=DSASP-Recursion&amp;batchId=154" xlink:type="simple">Count Total Digits in a Number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digital-root/1/?track=DSASP-Recursion&amp;batchId=154" xlink:type="simple">Digital Root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fibonacci-using-recursion/1/?track=DSASP-Recursion&amp;batchId=154" xlink:type="simple">Fibonacci Using Recursion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tower-of-hanoi-1587115621/1/?track=DSASP-Recursion&amp;batchId=154" xlink:type="simple">Tower Of Hanoi</text:a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josephus-problem/1/?track=DSASP-Recursion&amp;batchId=154" xlink:type="simple">Josephus problem</text:a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lucky-numbers2911/1/?track=DSASP-Recursion&amp;batchId=154" xlink:type="simple">Lucky Numbers</text:a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power-using-recursion/1/?track=DSASP-Recursion&amp;batchId=154" xlink:type="simple">Power Using Recursion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power-of-numbers-1587115620/1/?track=DSASP-Recursion&amp;batchId=154" xlink:type="simple">Power Of Numbers</text:a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power-set-using-recursion/1/?track=DSASP-Recursion&amp;batchId=154" xlink:type="simple">Power Set Using Recursion</text:a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possible-words-from-phone-digits-1587115620/1/?track=DSASP-Recursion&amp;batchId=154" xlink:type="simple">Possible Words From Phone Digits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rray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.)</text:span><text:span text:style-name="T1"><text:a xlink:href="https://practice.geeksforgeeks.org/problems/array-insert-at-end/1/?track=DSASP-Arrays&amp;batchId=154" xlink:type="simple">Array insert at end</text:a></text:span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2.</text:span><text:span text:style-name="T1"><text:a xlink:href="https://practice.geeksforgeeks.org/problems/array-insert-at-index/1/?track=DSASP-Arrays&amp;batchId=154" xlink:type="simple">Array insert at index</text:a></text:span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3.)</text:span><text:span text:style-name="T1"><text:a xlink:href="https://practice.geeksforgeeks.org/problems/mean-and-median-1587115620/1/?track=DSASP-Arrays&amp;batchId=154" xlink:type="simple">Mean And Median of Array</text:a></text:span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4.)</text:span><text:span text:style-name="T1"><text:a xlink:href="https://practice.geeksforgeeks.org/problems/who-has-the-majority/1/?track=DSASP-Arrays&amp;batchId=154" xlink:type="simple">Who has the majority?</text:a></text:span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5.)</text:span><text:span text:style-name="T1"><text:a xlink:href="https://practice.geeksforgeeks.org/problems/max-and-second-max/1/?track=DSASP-Arrays&amp;batchId=154" xlink:type="simple">Max and Second Max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6)</text:span><text:span text:style-name="T1"><text:a xlink:href="https://practice.geeksforgeeks.org/problems/strongest-neighbour/1/?track=DSASP-Arrays&amp;batchId=154" xlink:type="simple">Strongest Neighbour</text:a></text:span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7)</text:span><text:span text:style-name="T1"><text:a xlink:href="https://practice.geeksforgeeks.org/problems/reverse-array-in-groups0255/1/?track=DSASP-Arrays&amp;batchId=154" xlink:type="simple">Reverse array in groups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8)</text:span><text:span text:style-name="T1"><text:a xlink:href="https://practice.geeksforgeeks.org/problems/rotate-array-by-n-elements-1587115621/1/?track=DSASP-Arrays&amp;batchId=154" xlink:type="simple">Rotate Array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9)</text:span><text:span text:style-name="T1"><text:a xlink:href="https://practice.geeksforgeeks.org/problems/minimum-absloute-difference-between-adjacent-elements-in-a-circular-array-1587115620/1/?track=DSASP-Arrays&amp;batchId=154" xlink:type="simple">Minimum adjacent difference in a circular array</text:a></text:span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0)</text:span><text:span text:style-name="T1"><text:a xlink:href="https://practice.geeksforgeeks.org/problems/maximum-occured-integer4602/1/?track=DSASP-Arrays&amp;batchId=154" xlink:type="simple">Maximum occured integer</text:a></text:span>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1)</text:span><text:span text:style-name="T1"><text:a xlink:href="https://practice.geeksforgeeks.org/problems/wave-array-1587115621/1/?track=DSASP-Arrays&amp;batchId=154" xlink:type="simple">Wave Array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2)</text:span><text:span text:style-name="T1"><text:a xlink:href="https://practice.geeksforgeeks.org/problems/frequency-of-array-elements-1587115620/1/?track=DSASP-Arrays&amp;batchId=154" xlink:type="simple">Frequencies of Limited Range Array Elements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3)</text:span><text:span text:style-name="T1"><text:a xlink:href="https://practice.geeksforgeeks.org/problems/equilibrium-point-1587115620/1/?track=DSASP-Arrays&amp;batchId=154" xlink:type="simple">Equilibrium Point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4)</text:span><text:span text:style-name="T1"><text:a xlink:href="https://practice.geeksforgeeks.org/problems/leaders-in-an-array-1587115620/1/?track=DSASP-Arrays&amp;batchId=154" xlink:type="simple">Leaders in an array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5)</text:span><text:span text:style-name="T1"><text:a xlink:href="https://practice.geeksforgeeks.org/problems/smallest-positive-missing-number-1587115621/1/?track=DSASP-Arrays&amp;batchId=154" xlink:type="simple">Smallest Positive missing number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6)</text:span><text:span text:style-name="T1"><text:a xlink:href="https://practice.geeksforgeeks.org/problems/-rearrange-array-alternately-1587115620/1/?track=DSASP-Arrays&amp;batchId=154" xlink:type="simple">Rearrange Array Alternately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7)</text:span><text:span text:style-name="T1"><text:a xlink:href="https://practice.geeksforgeeks.org/problems/rearrange-an-array-with-o1-extra-space3142/1/?track=DSASP-Arrays&amp;batchId=154" xlink:type="simple">Rearrange an array with O(1) extra space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8)</text:span><text:span text:style-name="T1"><text:a xlink:href="https://practice.geeksforgeeks.org/problems/maximum-index-1587115620/1/?track=DSASP-Arrays&amp;batchId=154" xlink:type="simple">Maximum Index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19)</text:span><text:span text:style-name="T1"><text:a xlink:href="https://practice.geeksforgeeks.org/problems/trapping-rain-water-1587115621/1/?track=DSASP-Arrays&amp;batchId=154" xlink:type="simple">Trapping Rain Water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20)</text:span><text:span text:style-name="T1"><text:a xlink:href="https://practice.geeksforgeeks.org/problems/stock-buy-and-sell-1587115621/1/?track=DSASP-Arrays&amp;batchId=154" xlink:type="simple">Stock buy and sell</text:a></text:span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21)</text:span><text:span text:style-name="T1"><text:a xlink:href="https://practice.geeksforgeeks.org/problems/check-if-array-is-sorted-and-rotated-clockwise-1587115620/1/?track=DSASP-Arrays&amp;batchId=154" xlink:type="simple">Check if array is sorted and rotated</text:a></text:span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22)</text:span><text:span text:style-name="T1"><text:a xlink:href="https://practice.geeksforgeeks.org/problems/kadanes-algorithm-1587115620/1/?track=DSASP-Arrays&amp;batchId=154" xlink:type="simple">Kadane's Algorithm</text:a>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23)</text:span><text:span text:style-name="T1"><text:a xlink:href="https://practice.geeksforgeeks.org/problems/longest-subarray-of-evens-and-odds/1/?track=DSASP-Arrays&amp;batchId=154" xlink:type="simple">Longest Subarray Of Evens And Odd</text:a></text:span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7" office:value-type="string" calcext:value-type="string">
            <text:p><text:span text:style-name="T1">24)</text:span><text:span text:style-name="T1"><text:a xlink:href="https://practice.geeksforgeeks.org/problems/max-circular-subarray-sum-1587115620/1/?track=DSASP-Arrays&amp;batchId=154" xlink:type="simple">Max Circular Subarray Sum</text:a></text:span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Searching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1.</text:span><text:span text:style-name="T1"><text:a xlink:href="https://practice.geeksforgeeks.org/problems/search-an-element-in-an-array-1587115621/1/?track=DSASP-Searching&amp;batchId=154" xlink:type="simple">Search an Element in an array</text:a></text:span>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2.</text:span><text:span text:style-name="T1"><text:a xlink:href="https://practice.geeksforgeeks.org/problems/who-will-win-1587115621/1/?track=DSASP-Searching&amp;batchId=154" xlink:type="simple">Searching an element in a sorted array</text:a></text:span>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3.</text:span><text:span text:style-name="T1"><text:a xlink:href="https://practice.geeksforgeeks.org/problems/count-1s-in-binary-array-1587115620/1/?track=DSASP-Searching&amp;batchId=154" xlink:type="simple">Count 1's in binary array</text:a></text:span>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4.</text:span><text:span text:style-name="T1"><text:a xlink:href="https://practice.geeksforgeeks.org/problems/square-root/1/?track=DSASP-Searching&amp;batchId=154" xlink:type="simple">Square root of a number</text:a></text:span></text:p>
          </table:table-cell>
          <table:table-cell table:number-columns-repeated="1023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5.</text:span><text:span text:style-name="T1"><text:a xlink:href="https://practice.geeksforgeeks.org/problems/majority-element-1587115620/1/?track=DSASP-Searching&amp;batchId=154" xlink:type="simple">Majority Element</text:a></text:span></text:p>
          </table:table-cell>
          <table:table-cell table:number-columns-repeated="1023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6.</text:span><text:span text:style-name="T1"><text:a xlink:href="https://practice.geeksforgeeks.org/problems/left-index-1587115620/1/?track=DSASP-Searching&amp;batchId=154" xlink:type="simple">Left Index</text:a></text:span>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7.</text:span><text:span text:style-name="T1"><text:a xlink:href="https://practice.geeksforgeeks.org/problems/peak-element/1/?track=DSASP-Searching&amp;batchId=154" xlink:type="simple">Peak element</text:a></text:span></text:p>
          </table:table-cell>
          <table:table-cell table:number-columns-repeated="1023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8.</text:span><text:span text:style-name="T1"><text:a xlink:href="https://practice.geeksforgeeks.org/problems/floor-in-a-sorted-array-1587115620/1/?track=DSASP-Searching&amp;batchId=154" xlink:type="simple">Floor in a Sorted Array</text:a></text:span></text:p>
          </table:table-cell>
          <table:table-cell table:number-columns-repeated="1023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9.</text:span><text:span text:style-name="T1"><text:a xlink:href="https://practice.geeksforgeeks.org/problems/minimum-number-in-a-sorted-rotated-array-1587115620/1/?track=DSASP-Searching&amp;batchId=154" xlink:type="simple">Minimum Number in a sorted rotated array</text:a></text:span>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10.</text:span><text:span text:style-name="T1"><text:a xlink:href="https://practice.geeksforgeeks.org/problems/two-repeated-elements-1587115621/1/?track=DSASP-Searching&amp;batchId=154" xlink:type="simple">Two Repeated Elements</text:a></text:span>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11.</text:span><text:span text:style-name="T1"><text:a xlink:href="https://practice.geeksforgeeks.org/problems/roof-top-1587115621/1/?track=DSASP-Searching&amp;batchId=154" xlink:type="simple">Roof Top</text:a></text:span>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12.</text:span><text:span text:style-name="T1"><text:a xlink:href="https://practice.geeksforgeeks.org/problems/maximum-water-between-two-buildings/1/?track=DSASP-Searching&amp;batchId=154" xlink:type="simple">Maximum Water Between Two Buildings</text:a></text:span></text:p>
          </table:table-cell>
          <table:table-cell table:number-columns-repeated="1023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13.</text:span><text:span text:style-name="T1"><text:a xlink:href="https://practice.geeksforgeeks.org/problems/smallest-positive-missing-number-1587115621/1/?track=DSASP-Searching&amp;batchId=154" xlink:type="simple">Smallest Positive missing number</text:a></text:span>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14.</text:span><text:span text:style-name="T1"><text:a xlink:href="https://practice.geeksforgeeks.org/problems/count-only-repeated2047/1/?track=DSASP-Searching&amp;batchId=154" xlink:type="simple">Count only Repeated</text:a></text:span>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15.</text:span><text:span text:style-name="T1"><text:a xlink:href="https://practice.geeksforgeeks.org/problems/count-element-occurences/1/?track=DSASP-Searching&amp;batchId=154" xlink:type="simple">Count More than n/k Occurences</text:a></text:span></text:p>
          </table:table-cell>
          <table:table-cell table:number-columns-repeated="1023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16.</text:span><text:span text:style-name="T1"><text:a xlink:href="https://practice.geeksforgeeks.org/problems/allocate-minimum-number-of-pages0937/1/?track=DSASP-Searching&amp;batchId=154" xlink:type="simple">Allocate minimum number of pages</text:a></text:span></text:p>
          </table:table-cell>
          <table:table-cell table:number-columns-repeated="1023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2" office:value-type="string" calcext:value-type="string">
            <text:p><text:span text:style-name="T2">17.</text:span><text:span text:style-name="T2"><text:a xlink:href="https://practice.geeksforgeeks.org/problems/subarray-with-given-sum-1587115621/1/?track=DSASP-Searching&amp;batchId=154" xlink:type="simple">Subarray with given sum</text:a></text:span></text:p>
          </table:table-cell>
          <table:table-cell table:number-columns-repeated="1023"/>
        </table:table-row>
        <table:table-row table:style-name="ro2">
          <table:table-cell table:style-name="ce13"/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18.</text:span><text:span text:style-name="T1"><text:a xlink:href="https://practice.geeksforgeeks.org/problems/median-of-two-sorted-arrays1618/1/?track=DSASP-Searching&amp;batchId=154" xlink:type="simple">Median of Two sorted arrays</text:a>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rting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<text:a xlink:href="https://practice.geeksforgeeks.org/problems/bubble-sort/1/?track=DSASP-Sorting&amp;batchId=154" xlink:type="simple">Bubble Sort</text:a></text:p>
          </table:table-cell>
          <table:table-cell table:number-columns-repeated="1023"/>
        </table:table-row>
        <table:table-row table:style-name="ro2">
          <table:table-cell table:style-name="ce15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insertion-sort/1/?track=DSASP-Sorting&amp;batchId=154" xlink:type="simple">Insertion Sort</text:a>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quick-sort/1/?track=DSASP-Sorting&amp;batchId=154" xlink:type="simple">Quick Sort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binary-array-sorting-1587115620/1/?track=DSASP-Sorting&amp;batchId=154" xlink:type="simple">Binary Array Sorting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inversion-of-array-1587115620/1/?track=DSASP-Sorting&amp;batchId=154" xlink:type="simple">Count Inversions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union-of-two-sorted-arrays-1587115621/1/?track=DSASP-Sorting&amp;batchId=154" xlink:type="simple">Union of Two Sorted Arrays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intersection-of-two-sorted-array-1587115620/1/?track=DSASP-Sorting&amp;batchId=154" xlink:type="simple">Intersection of two sorted arrays</text:a></text:p>
          </table:table-cell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count-possible-triangles-1587115620/1/?track=DSASP-Sorting&amp;batchId=154" xlink:type="simple">Count the number of possible triangles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find-triplets-with-zero-sum/1/?track=DSASP-Sorting&amp;batchId=154" xlink:type="simple">Find triplets with zero sum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three-way-partitioning/1/?track=DSASP-Sorting&amp;batchId=154" xlink:type="simple">Three way partitioning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counting-sort/1/?track=DSASP-Sorting&amp;batchId=154" xlink:type="simple">Counting Sort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sort-an-array-of-0s-1s-and-2s-1587115621/1/?track=DSASP-Sorting&amp;batchId=154" xlink:type="simple">Closet 0s 1s and 2s</text:a>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sort-by-absolute-difference-1587115621/1/?track=DSASP-Sorting&amp;batchId=154" xlink:type="simple">Sort by Absolute Difference</text:a></text:p>
          </table:table-cell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triplet-sum-in-array-1587115621/1/?track=DSASP-Sorting&amp;batchId=154" xlink:type="simple">Triplet Sum in Array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minimum-difference-in-an-array/1/?track=DSASP-Sorting&amp;batchId=154" xlink:type="simple">Minimum Difference in an Array</text:a></text:p>
          </table:table-cell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kth-smallest-element5545-1587115620/1/?track=DSASP-Sorting&amp;batchId=154" xlink:type="simple">Kth smallest element</text:a></text:p>
          </table:table-cell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number-of-pairs-1587115620/1/?track=DSASP-Sorting&amp;batchId=154" xlink:type="simple">Number of pairs</text:a></text:p>
          </table:table-cell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merge-two-sorted-arrays-1587115620/1/?track=DSASP-Sorting&amp;batchId=154" xlink:type="simple">Merge Without Extra Space</text:a>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merge-three-sorted-arrays-1587115620/1/?track=DSASP-Sorting&amp;batchId=154" xlink:type="simple">Merge three sorted arrays</text:a></text:p>
          </table:table-cell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ractice.geeksforgeeks.org/problems/closer-to-sort-1587115620/1/?track=DSASP-Sorting&amp;batchId=154" xlink:type="simple">Closer to sort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7" office:value-type="string" calcext:value-type="string">
            <text:p>Matri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38" office:value-type="string" calcext:value-type="string">
            <text:p><text:a xlink:href="https://practice.geeksforgeeks.org/problems/adding-two-matrices3512/1/?track=DSASP-Matrix&amp;batchId=154" xlink:type="simple">Adding two matrices</text:a></text:p>
          </table:table-cell>
          <table:table-cell table:number-columns-repeated="1023"/>
        </table:table-row>
        <table:table-row table:style-name="ro2">
          <table:table-cell table:style-name="ce38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sum-of-upper-and-lower-triangles-1587115621/1/?track=DSASP-Matrix&amp;batchId=154" xlink:type="simple">Sum of upper and lower triangles</text:a></text:p>
          </table:table-cell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multiply-the-matrices-1587115620/1/?track=DSASP-Matrix&amp;batchId=154" xlink:type="simple">Multiply the matrices</text:a></text:p>
          </table:table-cell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print-matrix-in-snake-pattern-1587115621/1/?track=DSASP-Matrix&amp;batchId=154" xlink:type="simple">Print Matrix in snake Pattern</text:a></text:p>
          </table:table-cell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transpose-of-matrix-1587115621/1/?track=DSASP-Matrix&amp;batchId=154" xlink:type="simple">Transpose of Matrix</text:a></text:p>
          </table:table-cell>
          <table:table-cell table:number-columns-repeated="1023"/>
        </table:table-row>
        <table:table-row table:style-name="ro2">
          <table:table-cell table:style-name="ce40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rotate-by-90-degree-1587115621/1/?track=DSASP-Matrix&amp;batchId=154" xlink:type="simple">Rotate by 90 degree</text:a></text:p>
          </table:table-cell>
          <table:table-cell table:number-columns-repeated="1023"/>
        </table:table-row>
        <table:table-row table:style-name="ro2">
          <table:table-cell table:style-name="ce41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determinant-of-a-matrix-1587115620/1/?track=DSASP-Matrix&amp;batchId=154" xlink:type="simple">Determinant of a Matrix</text:a></text:p>
          </table:table-cell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boundary-traversal-of-matrix-1587115620/1/?track=DSASP-Matrix&amp;batchId=154" xlink:type="simple">Boundary traversal of matrix</text:a></text:p>
          </table:table-cell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exchange-matrix-columns-1587115620/1/?track=DSASP-Matrix&amp;batchId=154" xlink:type="simple">Exchange matrix columns</text:a></text:p>
          </table:table-cell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spirally-traversing-a-matrix-1587115621/1/?track=DSASP-Matrix&amp;batchId=154" xlink:type="simple">Spirally traversing a matrix</text:a></text:p>
          </table:table-cell>
          <table:table-cell table:number-columns-repeated="1023"/>
        </table:table-row>
        <table:table-row table:style-name="ro2">
          <table:table-cell table:style-name="ce40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reversing-the-columns-of-a-matrix-1587115621/1/?track=DSASP-Matrix&amp;batchId=154" xlink:type="simple">Reversing the columns of a Matrix</text:a></text:p>
          </table:table-cell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reversing-the-rows-of-a-matrix-1587115621/1/?track=DSASP-Matrix&amp;batchId=154" xlink:type="simple">Interchanging the rows of a Matrix</text:a></text:p>
          </table:table-cell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search-in-a-matrix-1587115621/1/?track=DSASP-Matrix&amp;batchId=154" xlink:type="simple">Search in a row-column sorted Matrix</text:a></text:p>
          </table:table-cell>
          <table:table-cell table:number-columns-repeated="1023"/>
        </table:table-row>
        <table:table-row table:style-name="ro2">
          <table:table-cell table:style-name="ce40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boolean-matrix-problem-1587115620/1/?track=DSASP-Matrix&amp;batchId=154" xlink:type="simple">Boolean Matrix</text:a></text:p>
          </table:table-cell>
          <table:table-cell table:number-columns-repeated="1023"/>
        </table:table-row>
        <table:table-row table:style-name="ro2">
          <table:table-cell table:style-name="ce40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make-matrix-beautiful-1587115620/1/?track=DSASP-Matrix&amp;batchId=154" xlink:type="simple">Make Matrix Beautiful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7" office:value-type="string" calcext:value-type="string">
            <text:p>Linked Li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count-nodes-of-linked-list/1/?track=DSASP-LinkedList&amp;batchId=154" xlink:type="simple">Count nodes of linked list</text:a></text:p>
          </table:table-cell>
          <table:table-cell table:number-columns-repeated="1023"/>
        </table:table-row>
        <table:table-row table:style-name="ro2">
          <table:table-cell table:style-name="ce38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linked-list-insertion-1587115620/1/?track=DSASP-LinkedList&amp;batchId=154" xlink:type="simple">Linked List Insertion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insert-a-node-in-doubly-linked-list/1/?track=DSASP-LinkedList&amp;batchId=154" xlink:type="simple">Doubly linked list Insertion at given position</text:a></text:p>
          </table:table-cell>
          <table:table-cell table:number-columns-repeated="1023"/>
        </table:table-row>
        <table:table-row table:style-name="ro2">
          <table:table-cell table:style-name="ce43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insert-in-middle-of-linked-list/1/?track=DSASP-LinkedList&amp;batchId=154" xlink:type="simple">Insert in Middle of Linked List</text:a></text:p>
          </table:table-cell>
          <table:table-cell table:number-columns-repeated="1023"/>
        </table:table-row>
        <table:table-row table:style-name="ro2">
          <table:table-cell table:style-name="ce43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identical-linked-lists/1/?track=DSASP-LinkedList&amp;batchId=154" xlink:type="simple">Identical Linked Lists</text:a></text:p>
          </table:table-cell>
          <table:table-cell table:number-columns-repeated="1023"/>
        </table:table-row>
        <table:table-row table:style-name="ro2">
          <table:table-cell table:style-name="ce43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delete-without-head-pointer/1/?track=DSASP-LinkedList&amp;batchId=154" xlink:type="simple">Delete without head pointer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2">
          <table:table-cell table:style-name="ce43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remove-duplicate-element-from-sorted-linked-list/1/?track=DSASP-LinkedList&amp;batchId=154" xlink:type="simple">Remove duplicate element from sorted Linked List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remove-duplicates-from-an-unsorted-linked-list/1/?track=DSASP-LinkedList&amp;batchId=154" xlink:type="simple">Remove duplicates from an unsorted linked list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merge-two-sorted-linked-lists/1/?track=DSASP-LinkedList&amp;batchId=154" xlink:type="simple">Merge two sorted linked lists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nth-node-from-end-of-linked-list/1/?track=DSASP-LinkedList&amp;batchId=154" xlink:type="simple">Nth node from end of linked list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swap-kth-node-from-beginning-and-kth-node-from-end-in-a-singly-linked-list/1/?track=DSASP-LinkedList&amp;batchId=154" xlink:type="simple">Swap Kth nodes from ends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reverse-a-linked-list/1/?track=DSASP-LinkedList&amp;batchId=154" xlink:type="simple">Reverse a linked list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detect-loop-in-linked-list/1/?track=DSASP-LinkedList&amp;batchId=154" xlink:type="simple">Detect Loop in linked list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find-length-of-loop/1/?track=DSASP-LinkedList&amp;batchId=154" xlink:type="simple">Find length of Loop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2">
          <table:table-cell table:style-name="ce43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remove-loop-in-linked-list/1/?track=DSASP-LinkedList&amp;batchId=154" xlink:type="simple">Remove loop in Linked List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rotate-a-linked-list/1/?track=DSASP-LinkedList&amp;batchId=154" xlink:type="simple">Rotate a Linked List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add-two-numbers-represented-by-linked-lists/1/?track=DSASP-LinkedList&amp;batchId=154" xlink:type="simple">Add two numbers represented by linked lists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pairwise-swap-of-nodes-in-linkelist/1/?track=DSASP-LinkedList&amp;batchId=154" xlink:type="simple">Pairwise swap of nodes in LinkedList</text:a></text:p>
          </table:table-cell>
          <table:table-cell table:number-columns-repeated="1023"/>
        </table:table-row>
        <table:table-row table:style-name="ro2">
          <table:table-cell table:style-name="ce43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check-if-linked-list-is-pallindrome/1/?track=DSASP-LinkedList&amp;batchId=154" xlink:type="simple">Check if Linked List is Palindrome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sort-a-linked-list/1/?track=DSASP-LinkedList&amp;batchId=154" xlink:type="simple">Merge Sort for Linked List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38" office:value-type="string" calcext:value-type="string">
            <text:p><text:a xlink:href="https://practice.geeksforgeeks.org/problems/given-a-linked-list-of-0s-1s-and-2s-sort-it/1/?track=DSASP-LinkedList&amp;batchId=154" xlink:type="simple">Given a linked list of 0s, 1s and 2s, sort it.</text:a></text:p>
          </table:table-cell>
          <table:table-cell table:number-columns-repeated="1023"/>
        </table:table-row>
        <table:table-row table:style-name="ro2">
          <table:table-cell table:style-name="ce38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merge-sort-on-doubly-linked-list/1/?track=DSASP-LinkedList&amp;batchId=154" xlink:type="simple">Merge Sort on Doubly Linked List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merge-k-sorted-linked-lists/1/?track=DSASP-LinkedList&amp;batchId=154" xlink:type="simple">Merge K sorted linked lists</text:a></text:p>
          </table:table-cell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intersection-point-in-y-shapped-linked-lists/1/?track=DSASP-LinkedList&amp;batchId=154" xlink:type="simple">Intersection Point in Y Shapped Linked Lists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clone-a-linked-list-with-next-and-random-pointer/1/?track=DSASP-LinkedList&amp;batchId=154" xlink:type="simple">Clone a linked list with next and random pointer</text:a></text:p>
          </table:table-cell>
          <table:table-cell table:number-columns-repeated="1023"/>
        </table:table-row>
        <table:table-row table:style-name="ro2">
          <table:table-cell table:style-name="ce42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add-two-numbers-represented-by-linked-list/1/?track=DSASP-LinkedList&amp;batchId=154" xlink:type="simple">Add two numbers represented by Linked List</text:a></text:p>
          </table:table-cell>
          <table:table-cell table:number-columns-repeated="1023"/>
        </table:table-row>
        <table:table-row table:style-name="ro2">
          <table:table-cell table:style-name="ce43"/>
          <table:table-cell table:number-columns-repeated="1023"/>
        </table:table-row>
        <table:table-row table:style-name="ro4">
          <table:table-cell table:style-name="ce38" office:value-type="string" calcext:value-type="string">
            <text:p><text:a xlink:href="https://practice.geeksforgeeks.org/problems/lru-cache/1/?track=DSASP-LinkedList&amp;batchId=154" xlink:type="simple">LRU Cache</text:a></text:p>
          </table:table-cell>
          <table:table-cell table:number-columns-repeated="1023"/>
        </table:table-row>
        <table:table-row table:style-name="ro2" table:number-rows-repeated="10482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unito" svg:font-family="Nunito, sans-serif"/>
    <style:font-face style:name="inherit" svg:font-family="inherit"/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08:21:37.047587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20:06.291962848</meta:creation-date>
    <dc:date>2022-01-19T08:46:02.541712678</dc:date>
    <meta:editing-duration>PT14M57S</meta:editing-duration>
    <meta:editing-cycles>3</meta:editing-cycles>
    <meta:generator>LibreOffice/6.4.7.2$Linux_X86_64 LibreOffice_project/40$Build-2</meta:generator>
    <meta:document-statistic meta:table-count="1" meta:cell-count="148" meta:object-count="0"/>
  </office:meta>
</office:document-meta>
</file>